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rs</text:p>
      <text:p text:style-name="P1"/>
      <text:p text:style-name="Standard"/>
      <text:p text:style-name="Standard">pour se connecter à la forge en ssh ssh <text:a xlink:type="simple" xlink:href="mailto:dcoffinet@forge">dcoffinet@forge</text:a> </text:p>
      <text:p text:style-name="Standard"/>
      <text:p text:style-name="Standard">ssh -X -l <text:a xlink:type="simple" xlink:href="mailto:dcoffinet@forge">dcoffinet@forge</text:a> //-X permet de lancer l'envrionnement X windows</text:p>
      <text:p text:style-name="Standard">konqueror &amp; </text:p>
      <text:p text:style-name="Standard"/>
      <text:p text:style-name="Standard">ssh -Y -l dcoffiet forge ''ls -a'' la commande a été exécutée à distance mais on est pas loggé</text:p>
      <text:p text:style-name="Standard">ssh -Y -l dcoffiet forge ''konqueror''</text:p>
      <text:p text:style-name="Standard"/>
      <text:p text:style-name="P3">scp temp.txt <text:a xlink:type="simple" xlink:href="mailto:dcoffinet@forge">dcoffinet@forge</text:a>:/home/d/c/dcoffinet</text:p>
      <text:p text:style-name="P3"/>
      <text:p text:style-name="P3">scp dcoffinet@forge:/home/d/c/dcoffinet/temp.txt .</text:p>
      <text:p text:style-name="P3"/>
      <text:p text:style-name="P3">Chmod -R go-rwx</text:p>
      <text:p text:style-name="P3"/>
      <text:p text:style-name="P3">ssh-copy-id -i ~/.ssh/id_rsa.pub <text:a xlink:type="simple" xlink:href="mailto:dcoffinet@forge">dcoffinet@forge</text:a></text:p>
      <text:p text:style-name="P3"/>
      <text:p text:style-name="P3">2)</text:p>
      <text:p text:style-name="P3"/>
      <text:p text:style-name="P3">arp -a </text:p>
      <text:p text:style-name="P3"/>
      <text:p text:style-name="P3">ping <text:a xlink:type="simple" xlink:href="http://www.google.fr/">www.google.fr</text:a></text:p>
      <text:p text:style-name="P3"/>
      <text:p text:style-name="P3">une table arp est dynamique des que l'on se connecte a une autre machine la table se met a jour</text:p>
      <text:p text:style-name="P3"><text:s/>ping -b 172.20.255.255 affiche toute les adresse qui sont sur le réseau. On donne l'adresse broadcast en paramè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1-27T14:03:33</meta:creation-date>
    <dc:date>2012-11-27T15:30:57</dc:date>
    <dc:creator>Compte etudiant</dc:creator>
    <meta:editing-duration>PT1H21M55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15" meta:word-count="105" meta:character-count="676" meta:non-whitespace-character-count="582"/>
  </office:meta>
</office:document-meta>
</file>